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ce2" style:family="table-cell" style:parent-style-name="Default" style:data-style-name="N10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/32</text:p>
          </table:table-cell>
          <table:table-cell office:value-type="string" calcext:value-type="string">
            <text:p>Timer 2 no prescaler Interrupts per second</text:p>
          </table:table-cell>
          <table:table-cell table:number-columns-repeated="1019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/>
          <table:table-cell table:formula="of:=[.B2]/32" office:value-type="float" office:value="52083.3125" calcext:value-type="float">
            <text:p>52.083,31</text:p>
          </table:table-cell>
          <table:table-cell table:formula="of:=[.B2]/(2^16)" office:value-type="float" office:value="25.4313049316406" calcext:value-type="float">
            <text:p>25,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2^13" office:value-type="float" office:value="8192" calcext:value-type="float">
            <text:p>8.19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]/[.D4]" office:value-type="float" office:value="6.35782623291016" calcext:value-type="float">
            <text:p>6,3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errupt every x Ticks</text:p>
          </table:table-cell>
          <table:table-cell/>
          <table:table-cell table:style-name="ce2" office:value-type="string" calcext:value-type="string">
            <text:p>Reload valu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166.66666666667" calcext:value-type="float">
            <text:p>4.166,67</text:p>
          </table:table-cell>
          <table:table-cell/>
          <table:table-cell table:formula="of:=2^16-[.E10]" office:value-type="float" office:value="61369.3333333333" calcext:value-type="float">
            <text:p>61.369,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DEC2HEX(FLOOR([.G10]))" office:value-type="string" office:string-value="EFB9" calcext:value-type="string">
            <text:p>EFB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nterrupts pro Sekund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]/[.E10]" office:value-type="float" office:value="399.99984" calcext:value-type="float">
            <text:p>4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9" number:language="de" number:country="DE">
      <number:number number:decimal-places="8" number:min-decimal-places="0" number:min-integer-digits="1" number:decimal-replacement="" number:grouping="true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2-11-30T16:49:13.197962193</dc:date>
    <meta:editing-duration>PT2M59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